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tunnel-subtitle">
      <style:graphic-properties draw:fill-color="#ffffff" fo:min-height="14.499cm"/>
    </style:style>
    <style:style style:name="pr2" style:family="presentation" style:parent-style-name="lyt-tunnel-notes">
      <style:graphic-properties draw:fill-color="#ffffff" fo:min-height="13.364cm"/>
    </style:style>
    <style:style style:name="pr3" style:family="presentation" style:parent-style-name="lyt-tunnel-title">
      <style:graphic-properties draw:fill-color="#ffffff" draw:auto-grow-height="true" fo:min-height="2.844cm"/>
    </style:style>
    <style:style style:name="pr4" style:family="presentation" style:parent-style-name="lyt-tunnel-outline1">
      <style:graphic-properties draw:fill-color="#ffffff" fo:min-height="10.25cm"/>
    </style:style>
    <style:style style:name="pr5" style:family="presentation" style:parent-style-name="lyt-tunnel-notes">
      <style:graphic-properties draw:fill-color="#ffffff" draw:auto-grow-height="true" fo:min-height="13.364cm"/>
    </style:style>
    <style:style style:name="pr6" style:family="presentation" style:parent-style-name="lyt-tunnel-title">
      <style:graphic-properties fo:min-height="2.843cm"/>
    </style:style>
    <style:style style:name="pr7" style:family="presentation" style:parent-style-name="lyt-tunnel-outline1">
      <style:graphic-properties fo:min-height="10.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unnel" presentation:presentation-page-layout-name="AL1T32">
        <office:forms form:automatic-focus="false" form:apply-design-mode="false"/>
        <draw:frame presentation:style-name="pr1" draw:layer="layout" svg:width="24cm" svg:height="14.499cm" svg:x="2cm" svg:y="1.5cm" presentation:class="subtitle">
          <draw:text-box>
            <text:p>SmartHouse</text:p>
            <text:p>QOL - Quality Of Lif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tunnel">
        <office:forms form:automatic-focus="false" form:apply-design-mode="false"/>
        <draw:frame presentation:style-name="pr3" draw:text-style-name="P1" draw:layer="layout" svg:width="24cm" svg:height="2.844cm" svg:x="2cm" svg:y="1.5cm" presentation:class="title" presentation:user-transformed="true">
          <draw:text-box>
            <text:p>Outline</text:p>
          </draw:text-box>
        </draw:frame>
        <draw:frame presentation:style-name="pr4" draw:text-style-name="P2" draw:layer="layout" svg:width="23.5cm" svg:height="13.629cm" svg:x="2cm" svg:y="5.5cm" presentation:class="outline" presentation:user-transformed="true">
          <draw:text-box>
            <text:list text:style-name="L2">
              <text:list-item>
                <text:p>Intro</text:p>
              </text:list-item>
              <text:list-item>
                <text:p>System Overview</text:p>
              </text:list-item>
              <text:list-item>
                <text:p>OCD</text:p>
              </text:list-item>
              <text:list-item>
                <text:p>SSS</text:p>
              </text:list-item>
              <text:list-item>
                <text:p>Data Flow and State Diagrams</text:p>
              </text:list-item>
              <text:list-item>
                <text:p>STD</text:p>
              </text:list-item>
              <text:list-item>
                <text:p>Conclusion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Intro - Old System</text:p>
          </draw:text-box>
        </draw:frame>
        <draw:frame presentation:style-name="pr7" draw:layer="layout" svg:width="23.5cm" svg:height="12.681cm" svg:x="2cm" svg:y="5.5cm" presentation:class="outline" presentation:user-transformed="true">
          <draw:text-box>
            <text:list text:style-name="L2">
              <text:list-item>
                <text:p>No voice commands</text:p>
                <text:list>
                  <text:list-item>
                    <text:p>No way to have your house immediately apply to your needs</text:p>
                  </text:list-item>
                </text:list>
              </text:list-item>
              <text:list-item>
                <text:p>No personal profile</text:p>
                <text:list>
                  <text:list-item>
                    <text:p>No way to store personal preferences or privileges to comfort your every day life</text:p>
                  </text:list-item>
                </text:list>
              </text:list-item>
              <text:list-item>
                <text:p>No personal schedule</text:p>
                <text:list>
                  <text:list-item>
                    <text:p>No way to have your house guide you through the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martHous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ransition from the overall system to where our component fits into it</text:p>
              </text:list-item>
              <text:list-item>
                <text:p>DFD-C</text:p>
              </text:list-item>
              <text:list-item>
                <text:p>DFD-3.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DFD-3.4.5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Introducing QOL components</text:p>
              </text:list-item>
              <text:list-item>
                <text:p>QOL DFD-0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Voice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OCD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OC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New featur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s</text:p>
                <text:list>
                  <text:list-item>
                    <text:p>Day Light Savings </text:p>
                  </text:list-item>
                  <text:list-item>
                    <text:p>Time Zone</text:p>
                  </text:list-item>
                  <text:list-item>
                    <text:p>Current Time</text:p>
                  </text:list-item>
                  <text:list-item>
                    <text:p>Light Controllers</text:p>
                  </text:list-item>
                  <text:list-item>
                    <text:p>HVAC Controll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SS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Major requir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Diagrams 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DFD</text:p>
              </text:list-item>
              <text:list-item>
                <text:p>ST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Voic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Schedu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>
          <draw:text-box>
            <text:p>STD-Profile</text:p>
          </draw:text-box>
        </draw:frame>
        <draw:frame presentation:style-name="pr7" draw:layer="layout" svg:width="23.5cm" svg:height="10.5cm" svg:x="2cm" svg:y="5.5cm" presentation:class="outline">
          <draw:text-box>
            <text:list text:style-name="L2">
              <text:list-item>
                <text:p>Test descrip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tunnel" presentation:presentation-page-layout-name="AL2T1">
        <office:forms form:automatic-focus="false" form:apply-design-mode="false"/>
        <draw:frame presentation:style-name="pr6" draw:layer="layout" svg:width="24cm" svg:height="2.843cm" svg:x="2cm" svg:y="1.5cm" presentation:class="title" presentation:user-transformed="true">
          <draw:text-box>
            <text:p>Conclusion</text:p>
          </draw:text-box>
        </draw:frame>
        <draw:frame presentation:style-name="pr7" draw:layer="layout" svg:width="23.5cm" svg:height="10.5cm" svg:x="2cm" svg:y="5.5cm" presentation:class="outline" presentation:user-transformed="true">
          <draw:text-box>
            <text:list text:style-name="L2">
              <text:list-item>
                <text:p>Key feature voice commands</text:p>
                <text:list>
                  <text:list-item>
                    <text:p>...</text:p>
                  </text:list-item>
                </text:list>
              </text:list-item>
              <text:list-item>
                <text:p>Key feature personal profile</text:p>
                <text:list>
                  <text:list-item>
                    <text:p>...</text:p>
                  </text:list-item>
                </text:list>
              </text:list-item>
              <text:list-item>
                <text:p>Key feature personal schedule</text:p>
                <text:list>
                  <text:list-item>
                    <text:p>Will control all the lights,time, and HVAC sched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text:enable-numbering="false"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text:enable-numbering="true"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text:enable-numbering="false"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text:enable-numbering="false"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Tunnel</dc:title>
    <dc:description>Presentation Layout Template</dc:description>
    <meta:creation-date>2011-12-06T16:03:47.83</meta:creation-date>
    <dc:language>en-US</dc:language>
    <meta:editing-cycles>8</meta:editing-cycles>
    <meta:editing-duration>PT1H33M48S</meta:editing-duration>
    <meta:initial-creator>Andre </meta:initial-creator>
    <dc:date>2011-12-06T19:43:02.62</dc:date>
    <dc:creator>Andrew Poirier</dc:creator>
    <meta:document-statistic meta:object-count="95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../AppData/Local/Microsoft/Windows/Program%20Files%20(x86)/OpenOffice.org%203/Basis/share/template/en-US/layout/lyt-tunnel.otp" meta:date="2006-12-14T14:50:24"/>
  </office:meta>
</office:document-meta>
</file>